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8f4b" officeooo:paragraph-rsid="001e8f4b"/>
    </style:style>
    <style:style style:name="P2" style:family="paragraph" style:parent-style-name="Standard">
      <style:text-properties officeooo:rsid="001f42a2" officeooo:paragraph-rsid="001f42a2"/>
    </style:style>
    <style:style style:name="P3" style:family="paragraph" style:parent-style-name="Standard">
      <style:text-properties officeooo:rsid="001f4453" officeooo:paragraph-rsid="001f4453"/>
    </style:style>
    <style:style style:name="P4" style:family="paragraph" style:parent-style-name="Standard">
      <style:text-properties officeooo:rsid="001fc2e1" officeooo:paragraph-rsid="001fc2e1"/>
    </style:style>
    <style:style style:name="P5" style:family="paragraph" style:parent-style-name="Standard">
      <style:text-properties officeooo:rsid="0020920b" officeooo:paragraph-rsid="0020920b"/>
    </style:style>
    <style:style style:name="P6" style:family="paragraph" style:parent-style-name="Standard">
      <style:text-properties officeooo:rsid="00221b7e" officeooo:paragraph-rsid="00221b7e"/>
    </style:style>
    <style:style style:name="P7" style:family="paragraph" style:parent-style-name="Standard">
      <style:text-properties officeooo:rsid="0025ec38" officeooo:paragraph-rsid="0025ec38"/>
    </style:style>
    <style:style style:name="P8" style:family="paragraph" style:parent-style-name="Standard">
      <style:text-properties officeooo:rsid="0026658c" officeooo:paragraph-rsid="0026658c"/>
    </style:style>
    <style:style style:name="T1" style:family="text">
      <style:text-properties officeooo:rsid="0024198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ation: Project Chronos</text:p>
      <text:p text:style-name="P1"/>
      <text:p text:style-name="P2">Path Server:</text:p>
      <text:p text:style-name="P3">Request: Which input parameters can be changed?</text:p>
      <text:p text:style-name="P3"/>
      <text:p text:style-name="P3">Position</text:p>
      <text:p text:style-name="P3">Orientation</text:p>
      <text:p text:style-name="P3"/>
      <text:p text:style-name="P4">navfn works with poseStamped → input service message with redundant information but better flow</text:p>
      <text:p text:style-name="P4"/>
      <text:p text:style-name="P5">LAUNCH</text:p>
      <text:p text:style-name="P5"/>
      <text:p text:style-name="P5">setup.launch</text:p>
      <text:p text:style-name="P5"/>
      <text:p text:style-name="P5">function: </text:p>
      <text:p text:style-name="P5">runs all basic systems for later path creation like robot initialization and <text:s/>the famous move_base </text:p>
      <text:p text:style-name="P5"/>
      <text:p text:style-name="P5">gazebo and rviz is all necessary for the transform listeners</text:p>
      <text:p text:style-name="P5"/>
      <text:p text:style-name="P5">todo: figure out how the transform listeners could be avoided → better modularity</text:p>
      <text:p text:style-name="P5"/>
      <text:p text:style-name="P5">server.launch</text:p>
      <text:p text:style-name="P5"/>
      <text:p text:style-name="P5">function:</text:p>
      <text:p text:style-name="P5">runs the server responsible for path creation, timestamping and collision checking</text:p>
      <text:p text:style-name="P5"/>
      <text:p text:style-name="P5">todo:</text:p>
      <text:p text:style-name="P5">check how the parameters for the costmap work</text:p>
      <text:p text:style-name="P5"/>
      <text:p text:style-name="P6">SRC</text:p>
      <text:p text:style-name="P6"/>
      <text:p text:style-name="P6">path_test.cpp</text:p>
      <text:p text:style-name="P6"/>
      <text:p text:style-name="P6">function:</text:p>
      <text:p text:style-name="P6">tests the function and possible inputs for the path_server</text:p>
      <text:p text:style-name="P6"/>
      <text:p text:style-name="P6">information:</text:p>
      <text:p text:style-name="P6">map frame has to be checked</text:p>
      <text:p text:style-name="P6">without time information: header no time information, seq is continuous numeration</text:p>
      <text:p text:style-name="P6"><text:tab/><text:tab/><text:tab/><text:tab/>poses: time information is current time, seq is zero</text:p>
      <text:p text:style-name="P6">with time information: <text:span text:style-name="T1">same</text:span></text:p>
      <text:p text:style-name="P6">→<text:span text:style-name="T1"> no influence on the time</text:span></text:p>
      <text:p text:style-name="P6"/>
      <text:p text:style-name="P7">time_server.cpp</text:p>
      <text:p text:style-name="P7"/>
      <text:p text:style-name="P7">function:</text:p>
      <text:p text:style-name="P7">1. Calculate distance between a pait of poses</text:p>
      <text:p text:style-name="P7">2. with the distance the travel time can be calculated</text:p>
      <text:p text:style-name="P7">3.</text:p>
      <text:p text:style-name="P7"/>
      <text:p text:style-name="P7">todo:</text:p>
      <text:p text:style-name="P7"><text:soft-page-break/>check data formats</text:p>
      <text:p text:style-name="P7"/>
      <text:p text:style-name="P8">time_test.cpp</text:p>
      <text:p text:style-name="P8">automated but simple path creation and for those test of implemented timestamping</text:p>
      <text:p text:style-name="P8"/>
      <text:p text:style-name="P8">header has no timestamp maybe it could be used to look through the path/organize the path</text:p>
      <text:p text:style-name="P8">starts with the start time at pose[0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6T10:28:09.862164945</meta:creation-date>
    <dc:date>2019-08-06T14:04:05.828659674</dc:date>
    <meta:editing-duration>PT1H16M45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2" meta:paragraph-count="38" meta:word-count="201" meta:character-count="1306" meta:non-whitespace-character-count="1136"/>
  </office:meta>
</office:document-meta>
</file>